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PRAVOSLAV" svg:font-family="PRAVOSLAV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FreeSerif" fo:font-size="13pt" fo:font-weight="bold" officeooo:rsid="00940961" officeooo:paragraph-rsid="02e32149" fo:background-color="#b2b2b2" style:font-size-asian="13pt" style:font-weight-asian="bold" style:font-size-complex="13pt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fo:language="sr" fo:country="RS" officeooo:rsid="04f7a936" officeooo:paragraph-rsid="04f7a936" fo:background-color="transparent"/>
    </style:style>
    <style:style style:name="P3" style:family="paragraph" style:parent-style-name="Standard">
      <style:paragraph-properties fo:line-height="115%" fo:text-align="center" style:justify-single-word="false"/>
      <style:text-properties fo:language="sr" fo:country="RS" officeooo:rsid="04f94e4c" officeooo:paragraph-rsid="04f94e4c" fo:background-color="transparent"/>
    </style:style>
    <style:style style:name="P4" style:family="paragraph" style:parent-style-name="Standard">
      <style:paragraph-properties fo:line-height="115%" fo:text-align="center" style:justify-single-word="false"/>
      <style:text-properties fo:language="sr" fo:country="RS" officeooo:rsid="04f9dcba" officeooo:paragraph-rsid="04f9dcba" fo:background-color="transparent"/>
    </style:style>
    <style:style style:name="P5" style:family="paragraph" style:parent-style-name="Standard">
      <style:paragraph-properties fo:line-height="115%" fo:text-align="center" style:justify-single-word="false"/>
      <style:text-properties fo:language="sr" fo:country="RS" officeooo:rsid="04fbc032" officeooo:paragraph-rsid="04fbc032" fo:background-color="transparent"/>
    </style:style>
    <style:style style:name="P6" style:family="paragraph" style:parent-style-name="Standard">
      <style:paragraph-properties fo:line-height="115%" fo:text-align="center" style:justify-single-word="false"/>
      <style:text-properties fo:language="sr" fo:country="RS" officeooo:rsid="04fe968d" officeooo:paragraph-rsid="04fe968d" fo:background-color="transparent"/>
    </style:style>
    <style:style style:name="P7" style:family="paragraph" style:parent-style-name="Standard">
      <style:paragraph-properties fo:line-height="115%" fo:text-align="center" style:justify-single-word="false"/>
      <style:text-properties fo:language="sr" fo:country="RS" officeooo:rsid="04fe9ef4" officeooo:paragraph-rsid="04fe9ef4" fo:background-color="transparent"/>
    </style:style>
    <style:style style:name="P8" style:family="paragraph" style:parent-style-name="Standard">
      <style:paragraph-properties fo:line-height="115%" fo:text-align="center" style:justify-single-word="false"/>
      <style:text-properties fo:language="sr" fo:country="RS" officeooo:rsid="04fec0e7" officeooo:paragraph-rsid="04fec0e7" fo:background-color="transparent"/>
    </style:style>
    <style:style style:name="P9" style:family="paragraph" style:parent-style-name="Standard">
      <style:paragraph-properties fo:line-height="115%" fo:text-align="center" style:justify-single-word="false"/>
      <style:text-properties fo:language="sr" fo:country="RS" officeooo:rsid="05011f23" officeooo:paragraph-rsid="05011f23" fo:background-color="transparent"/>
    </style:style>
    <style:style style:name="T1" style:family="text">
      <style:text-properties officeooo:rsid="04fe9ef4"/>
    </style:style>
    <style:style style:name="T2" style:family="text">
      <style:text-properties officeooo:rsid="02fffc1b"/>
    </style:style>
    <style:style style:name="T3" style:family="text">
      <style:text-properties officeooo:rsid="04f94e4c"/>
    </style:style>
    <style:style style:name="T4" style:family="text">
      <style:text-properties officeooo:rsid="0503d4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 <text:span text:style-name="T1">1</text:span>. <text:span text:style-name="T1">2</text:span><text:span text:style-name="T2">.</text:span></text:p>
      <text:p text:style-name="P2">Младен <text:span text:style-name="T3">3x</text:span></text:p>
      <text:p text:style-name="P2">Милица</text:p>
      <text:p text:style-name="P2">Ми<text:span text:style-name="T3">тра</text:span></text:p>
      <text:p text:style-name="P2">Рако</text:p>
      <text:p text:style-name="P2">Милева</text:p>
      <text:p text:style-name="P3">Драго</text:p>
      <text:p text:style-name="P3">Велика</text:p>
      <text:p text:style-name="P3">Стојан</text:p>
      <text:p text:style-name="P3">Магда 2х</text:p>
      <text:p text:style-name="P3">Анђелко</text:p>
      <text:p text:style-name="P3">Чедомир</text:p>
      <text:p text:style-name="P3">Драган 2х</text:p>
      <text:p text:style-name="P3">Мијајло</text:p>
      <text:p text:style-name="P3">Перса</text:p>
      <text:p text:style-name="P3">Јосиф</text:p>
      <text:p text:style-name="P3">Сретен</text:p>
      <text:p text:style-name="P3">Обрен</text:p>
      <text:p text:style-name="P3">Стана</text:p>
      <text:p text:style-name="P3">Маја</text:p>
      <text:p text:style-name="P3">Бошко</text:p>
      <text:p text:style-name="P3">Славица</text:p>
      <text:p text:style-name="P3">Милица</text:p>
      <text:p text:style-name="P3">Мина</text:p>
      <text:p text:style-name="P3">Душан</text:p>
      <text:p text:style-name="P3">Петар</text:p>
      <text:p text:style-name="P3">Назланка</text:p>
      <text:p text:style-name="P3">Димитрије</text:p>
      <text:p text:style-name="P3">Стана</text:p>
      <text:p text:style-name="P3">Милан</text:p>
      <text:p text:style-name="P3">Станица</text:p>
      <text:p text:style-name="P3">Живка</text:p>
      <text:p text:style-name="P3">Благоје</text:p>
      <text:p text:style-name="P3">Милан</text:p>
      <text:p text:style-name="P3">Љубомир</text:p>
      <text:p text:style-name="P3">Стојанка</text:p>
      <text:p text:style-name="P3">Милан</text:p>
      <text:p text:style-name="P3">Славка</text:p>
      <text:p text:style-name="P3">Милан</text:p>
      <text:p text:style-name="P3">Радмила</text:p>
      <text:p text:style-name="P3">Хранислав</text:p>
      <text:p text:style-name="P3">Добрика</text:p>
      <text:p text:style-name="P3">Јован</text:p>
      <text:p text:style-name="P3">Првослав</text:p>
      <text:p text:style-name="P3">Госпава</text:p>
      <text:p text:style-name="P3">Јана</text:p>
      <text:p text:style-name="P3">Никола</text:p>
      <text:p text:style-name="P3">Љубомир</text:p>
      <text:p text:style-name="P3">Стојанка</text:p>
      <text:p text:style-name="P3">Здраввко</text:p>
      <text:p text:style-name="P3">Ранко</text:p>
      <text:p text:style-name="P3">Слободан</text:p>
      <text:p text:style-name="P3">Рада</text:p>
      <text:p text:style-name="P3">Славко</text:p>
      <text:p text:style-name="P3">Дејан</text:p>
      <text:p text:style-name="P3">Милош</text:p>
      <text:p text:style-name="P3">Зора</text:p>
      <text:p text:style-name="P3">Светозар</text:p>
      <text:p text:style-name="P3">Стеван</text:p>
      <text:p text:style-name="P3">Даница</text:p>
      <text:p text:style-name="P3">Велимир</text:p>
      <text:p text:style-name="P3">Лазар</text:p>
      <text:p text:style-name="P3">Радованка</text:p>
      <text:p text:style-name="P3">Душан</text:p>
      <text:p text:style-name="P3">Радивој</text:p>
      <text:p text:style-name="P4">Јован</text:p>
      <text:p text:style-name="P4">Јовицца</text:p>
      <text:p text:style-name="P4">Дамјан</text:p>
      <text:p text:style-name="P4">Радован</text:p>
      <text:p text:style-name="P4">Видоје</text:p>
      <text:p text:style-name="P4">Лепосава</text:p>
      <text:p text:style-name="P4">Даринка</text:p>
      <text:p text:style-name="P4"><text:soft-page-break/>Зорка</text:p>
      <text:p text:style-name="P4">Јелена</text:p>
      <text:p text:style-name="P4">Гордана</text:p>
      <text:p text:style-name="P4">Миодраг</text:p>
      <text:p text:style-name="P4">Жживодар</text:p>
      <text:p text:style-name="P4">Живорад</text:p>
      <text:p text:style-name="P4">Стеван</text:p>
      <text:p text:style-name="P4">Илка</text:p>
      <text:p text:style-name="P4">Живка</text:p>
      <text:p text:style-name="P4">Томислав</text:p>
      <text:p text:style-name="P4">Милена</text:p>
      <text:p text:style-name="P4">Зоран</text:p>
      <text:p text:style-name="P4">Момчило</text:p>
      <text:p text:style-name="P4">Дејан</text:p>
      <text:p text:style-name="P4">Жељко</text:p>
      <text:p text:style-name="P4">Милутин</text:p>
      <text:p text:style-name="P4">Милка</text:p>
      <text:p text:style-name="P4">Јагода</text:p>
      <text:p text:style-name="P4">Пантелија</text:p>
      <text:p text:style-name="P4">Вукосава</text:p>
      <text:p text:style-name="P4">Драгољуб</text:p>
      <text:p text:style-name="P4">Вукосава</text:p>
      <text:p text:style-name="P4">Милорад</text:p>
      <text:p text:style-name="P4">Љубодраг</text:p>
      <text:p text:style-name="P4">Јагода</text:p>
      <text:p text:style-name="P4">Милорад</text:p>
      <text:p text:style-name="P4">Душан</text:p>
      <text:p text:style-name="P4">Даница</text:p>
      <text:p text:style-name="P4">Марина</text:p>
      <text:p text:style-name="P4">Миросава</text:p>
      <text:p text:style-name="P4">Јован</text:p>
      <text:p text:style-name="P4">Зоран</text:p>
      <text:p text:style-name="P4">Славица</text:p>
      <text:p text:style-name="P4">Дмитар</text:p>
      <text:p text:style-name="P4">Живко</text:p>
      <text:p text:style-name="P4">Драгиша</text:p>
      <text:p text:style-name="P4">Даница</text:p>
      <text:p text:style-name="P4">Марија</text:p>
      <text:p text:style-name="P4">Василије</text:p>
      <text:p text:style-name="P4">Вукосава</text:p>
      <text:p text:style-name="P4">Драгиша</text:p>
      <text:p text:style-name="P4">Анђелка</text:p>
      <text:p text:style-name="P4">Станоје</text:p>
      <text:p text:style-name="P4">Стана</text:p>
      <text:p text:style-name="P4">Милун 2х</text:p>
      <text:p text:style-name="P4">Живота</text:p>
      <text:p text:style-name="P4">Марија</text:p>
      <text:p text:style-name="P4">Милица</text:p>
      <text:p text:style-name="P4">Ђорђе</text:p>
      <text:p text:style-name="P4">Јелена</text:p>
      <text:p text:style-name="P4">Мирко</text:p>
      <text:p text:style-name="P4">Предраг</text:p>
      <text:p text:style-name="P4">Момчило</text:p>
      <text:p text:style-name="P4">Лаура</text:p>
      <text:p text:style-name="P4">Димитрије</text:p>
      <text:p text:style-name="P4">Иван</text:p>
      <text:p text:style-name="P4">Никола</text:p>
      <text:p text:style-name="P4">Видосава</text:p>
      <text:p text:style-name="P4">Душан</text:p>
      <text:p text:style-name="P4">Радојка</text:p>
      <text:p text:style-name="P4">Златија</text:p>
      <text:p text:style-name="P4">Јаворка</text:p>
      <text:p text:style-name="P4">Ђорђе</text:p>
      <text:p text:style-name="P4">Љубица</text:p>
      <text:p text:style-name="P4">Живорад</text:p>
      <text:p text:style-name="P4">Мирјана</text:p>
      <text:p text:style-name="P4">Милена</text:p>
      <text:p text:style-name="P4">Соободан</text:p>
      <text:p text:style-name="P4">Љубинка</text:p>
      <text:p text:style-name="P4">Мирослав</text:p>
      <text:p text:style-name="P4">Станка</text:p>
      <text:p text:style-name="P4">Гергинка</text:p>
      <text:p text:style-name="P4"><text:soft-page-break/>Миливоје</text:p>
      <text:p text:style-name="P4">Драган</text:p>
      <text:p text:style-name="P4">Цветко</text:p>
      <text:p text:style-name="P4">Дамјан</text:p>
      <text:p text:style-name="P4">Анђелина</text:p>
      <text:p text:style-name="P4">Владимир</text:p>
      <text:p text:style-name="P4">Драга</text:p>
      <text:p text:style-name="P4">Бранко</text:p>
      <text:p text:style-name="P4">Мара</text:p>
      <text:p text:style-name="P4">Александар</text:p>
      <text:p text:style-name="P4">Ивана</text:p>
      <text:p text:style-name="P4">Владимир</text:p>
      <text:p text:style-name="P4">Ззоран</text:p>
      <text:p text:style-name="P4">Милан</text:p>
      <text:p text:style-name="P4">Милка</text:p>
      <text:p text:style-name="P5">Стево</text:p>
      <text:p text:style-name="P5">Миодраг</text:p>
      <text:p text:style-name="P5">Драган</text:p>
      <text:p text:style-name="P5">Бранко</text:p>
      <text:p text:style-name="P5">Снежана</text:p>
      <text:p text:style-name="P5">Војислав</text:p>
      <text:p text:style-name="P5">Љубинка</text:p>
      <text:p text:style-name="P5">Петар</text:p>
      <text:p text:style-name="P5">Аница</text:p>
      <text:p text:style-name="P5">Весна</text:p>
      <text:p text:style-name="P5">Миливоје</text:p>
      <text:p text:style-name="P5">Живко</text:p>
      <text:p text:style-name="P5">Новица</text:p>
      <text:p text:style-name="P5">Станица</text:p>
      <text:p text:style-name="P5">Симеун</text:p>
      <text:p text:style-name="P5">Гордана</text:p>
      <text:p text:style-name="P5">Василије</text:p>
      <text:p text:style-name="P5">Зорица</text:p>
      <text:p text:style-name="P5">Крстивоје</text:p>
      <text:p text:style-name="P5">Даница</text:p>
      <text:p text:style-name="P5">Миливоје</text:p>
      <text:p text:style-name="P5">Милисав</text:p>
      <text:p text:style-name="P5">Божо</text:p>
      <text:p text:style-name="P5">Јовица</text:p>
      <text:p text:style-name="P5">Новица</text:p>
      <text:p text:style-name="P5">Десимирка</text:p>
      <text:p text:style-name="P5">Глигорије</text:p>
      <text:p text:style-name="P5">Милосав</text:p>
      <text:p text:style-name="P5">Илија</text:p>
      <text:p text:style-name="P5">Лука</text:p>
      <text:p text:style-name="P5">Илија</text:p>
      <text:p text:style-name="P5">Лука</text:p>
      <text:p text:style-name="P5">Радош</text:p>
      <text:p text:style-name="P5">Недељко</text:p>
      <text:p text:style-name="P5">Радомир</text:p>
      <text:p text:style-name="P5">схим Сава</text:p>
      <text:p text:style-name="P5">Васа</text:p>
      <text:p text:style-name="P5">Цвита</text:p>
      <text:p text:style-name="P5">Лока</text:p>
      <text:p text:style-name="P5">Косара</text:p>
      <text:p text:style-name="P5">Гојко</text:p>
      <text:p text:style-name="P5">Марија</text:p>
      <text:p text:style-name="P5">Боја</text:p>
      <text:p text:style-name="P5">Милица</text:p>
      <text:p text:style-name="P5">Раденка</text:p>
      <text:p text:style-name="P5">Милева</text:p>
      <text:p text:style-name="P5">Десимир</text:p>
      <text:p text:style-name="P5">Обрен</text:p>
      <text:p text:style-name="P5">Миленко</text:p>
      <text:p text:style-name="P5">Станиша</text:p>
      <text:p text:style-name="P5">Живорад</text:p>
      <text:p text:style-name="P5">Стева</text:p>
      <text:p text:style-name="P5">Цвета</text:p>
      <text:p text:style-name="P5">Светислав</text:p>
      <text:p text:style-name="P5">Роса</text:p>
      <text:p text:style-name="P5">Цвјета</text:p>
      <text:p text:style-name="P5">Драган</text:p>
      <text:p text:style-name="P5"><text:soft-page-break/>Марија</text:p>
      <text:p text:style-name="P5">Миладин</text:p>
      <text:p text:style-name="P5">Павле</text:p>
      <text:p text:style-name="P5">Љубан</text:p>
      <text:p text:style-name="P5">Војин</text:p>
      <text:p text:style-name="P6">Васо</text:p>
      <text:p text:style-name="P7">Душан 2х</text:p>
      <text:p text:style-name="P7">Симо</text:p>
      <text:p text:style-name="P7">Ђуро</text:p>
      <text:p text:style-name="P7">Ика</text:p>
      <text:p text:style-name="P7">Сава</text:p>
      <text:p text:style-name="P7">Божица</text:p>
      <text:p text:style-name="P7">Милица</text:p>
      <text:p text:style-name="P7">Стана</text:p>
      <text:p text:style-name="P7">Зоран</text:p>
      <text:p text:style-name="P7">Вера</text:p>
      <text:p text:style-name="P7">Владан</text:p>
      <text:p text:style-name="P7">Бранко</text:p>
      <text:p text:style-name="P7">Марија</text:p>
      <text:p text:style-name="P7">Драган</text:p>
      <text:p text:style-name="P7">Момчило</text:p>
      <text:p text:style-name="P7">Драгић</text:p>
      <text:p text:style-name="P7">Првослав</text:p>
      <text:p text:style-name="P7">Радмила</text:p>
      <text:p text:style-name="P7">Драинка</text:p>
      <text:p text:style-name="P7">Ратомир</text:p>
      <text:p text:style-name="P7">Олга</text:p>
      <text:p text:style-name="P7">схим Урило</text:p>
      <text:p text:style-name="P7">Валентина</text:p>
      <text:p text:style-name="P7">Јагода</text:p>
      <text:p text:style-name="P7">Марија</text:p>
      <text:p text:style-name="P7">Милош</text:p>
      <text:p text:style-name="P7">Владимир</text:p>
      <text:p text:style-name="P7">Станика</text:p>
      <text:p text:style-name="P7">Мирослава</text:p>
      <text:p text:style-name="P7">Љиљана</text:p>
      <text:p text:style-name="P7">Роска</text:p>
      <text:p text:style-name="P7">Станко</text:p>
      <text:p text:style-name="P7">Милутин</text:p>
      <text:p text:style-name="P7">Стојан</text:p>
      <text:p text:style-name="P7">Роска</text:p>
      <text:p text:style-name="P7">Сава</text:p>
      <text:p text:style-name="P7">Цана</text:p>
      <text:p text:style-name="P7">Томислав</text:p>
      <text:p text:style-name="P7">Слободан</text:p>
      <text:p text:style-name="P7">Љубица</text:p>
      <text:p text:style-name="P7">Жељко</text:p>
      <text:p text:style-name="P7">Милосав</text:p>
      <text:p text:style-name="P7">Илија 2х</text:p>
      <text:p text:style-name="P7">Живан</text:p>
      <text:p text:style-name="P8">Вукосава</text:p>
      <text:p text:style-name="P8">Велисав</text:p>
      <text:p text:style-name="P8">Видосава</text:p>
      <text:p text:style-name="P8">Бранко 2х</text:p>
      <text:p text:style-name="P8">Маја</text:p>
      <text:p text:style-name="P8">Радивоје</text:p>
      <text:p text:style-name="P8">Софија</text:p>
      <text:p text:style-name="P8">Стоја</text:p>
      <text:p text:style-name="P8">Милица 3х</text:p>
      <text:p text:style-name="P8">Тихон</text:p>
      <text:p text:style-name="P8">Васа</text:p>
      <text:p text:style-name="P8">Јефтимија</text:p>
      <text:p text:style-name="P8">Домна</text:p>
      <text:p text:style-name="P8">Павле</text:p>
      <text:p text:style-name="P8">Урош</text:p>
      <text:p text:style-name="P8">Мијат</text:p>
      <text:p text:style-name="P8">Милевка</text:p>
      <text:p text:style-name="P8">Милан 3х</text:p>
      <text:p text:style-name="P8">Драган 3х</text:p>
      <text:p text:style-name="P8">Миливој</text:p>
      <text:p text:style-name="P8">Мирко</text:p>
      <text:p text:style-name="P8">Василија</text:p>
      <text:p text:style-name="P8"><text:soft-page-break/>Босиљка</text:p>
      <text:p text:style-name="P8">Слободан</text:p>
      <text:p text:style-name="P8">Милан</text:p>
      <text:p text:style-name="P8">Роса</text:p>
      <text:p text:style-name="P8">горан</text:p>
      <text:p text:style-name="P8">Милица</text:p>
      <text:p text:style-name="P8">Урош</text:p>
      <text:p text:style-name="P8">Јандрија</text:p>
      <text:p text:style-name="P8">Ратко</text:p>
      <text:p text:style-name="P8">Бранко</text:p>
      <text:p text:style-name="P8">Живанка</text:p>
      <text:p text:style-name="P8">Горан</text:p>
      <text:p text:style-name="P9">Драган</text:p>
      <text:p text:style-name="P9">Душан</text:p>
      <text:p text:style-name="P9">Ружица</text:p>
      <text:p text:style-name="P9">Ајша</text:p>
      <text:p text:style-name="P9">Драгана</text:p>
      <text:p text:style-name="P9">Недељко</text:p>
      <text:p text:style-name="P9">Живадинка</text:p>
      <text:p text:style-name="P9">Милена</text:p>
      <text:p text:style-name="P9">Драгутин</text:p>
      <text:p text:style-name="P9">Петар</text:p>
      <text:p text:style-name="P9">Арсеније</text:p>
      <text:p text:style-name="P9">Рајко</text:p>
      <text:p text:style-name="P9">Милена</text:p>
      <text:p text:style-name="P9">Даница</text:p>
      <text:p text:style-name="P9">Радован</text:p>
      <text:p text:style-name="P9">Слободан</text:p>
      <text:p text:style-name="P9">Марко</text:p>
      <text:p text:style-name="P9">Анастасија</text:p>
      <text:p text:style-name="P9">Коста</text:p>
      <text:p text:style-name="P9">Милица</text:p>
      <text:p text:style-name="P9">Младен</text:p>
      <text:p text:style-name="P9">Јератула</text:p>
      <text:p text:style-name="P9">о Душко</text:p>
      <text:p text:style-name="P9">Негос<text:span text:style-name="T4">лав</text:span></text:p>
      <text:p text:style-name="P9">Јордан 2х</text:p>
      <text:p text:style-name="P9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PRAVOSLAV" svg:font-family="PRAVOSLAV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center" style:justify-single-word="false"/>
      <style:text-properties style:font-name="FreeSerif" fo:font-family="FreeSerif" style:font-family-generic="roman" style:font-pitch="variable" fo:font-size="13pt" fo:font-weight="normal" officeooo:rsid="00940961" fo:background-color="#b2b2b2" style:font-size-asian="13pt" style:font-weight-asian="normal" style:font-size-complex="13pt" style:font-weight-complex="normal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PRAVOSLAV" fo:font-size="14pt" officeooo:rsid="00d18d94" officeooo:paragraph-rsid="00d18d94" fo:background-color="transparent" style:font-size-asian="14pt" style:font-size-complex="14pt"/>
    </style:style>
    <style:page-layout style:name="Mpm1">
      <style:page-layout-properties fo:page-width="14.801cm" fo:page-height="21.001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3">
          <style:column style:rel-width="3488*" fo:start-indent="0cm" fo:end-indent="0cm"/>
          <style:column style:rel-width="3488*" fo:start-indent="0cm" fo:end-indent="0cm"/>
          <style:column style:rel-width="3490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У П О К О Ј Е Н И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4-26T08:38:01.183131604</meta:creation-date>
    <dc:date>2025-12-29T23:12:28.836240546</dc:date>
    <meta:editing-duration>P53DT1H27M21S</meta:editing-duration>
    <meta:editing-cycles>1031</meta:editing-cycles>
    <meta:generator>LibreOffice/25.8.4.2$Linux_X86_64 LibreOffice_project/0b6deb1565d6226fb81e7f54d104471baea763d5</meta:generator>
    <meta:document-statistic meta:table-count="0" meta:image-count="0" meta:object-count="0" meta:page-count="5" meta:paragraph-count="326" meta:word-count="350" meta:character-count="2063" meta:non-whitespace-character-count="2039"/>
  </office:meta>
</office:document-meta>
</file>